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E00000007CC5BB5AB.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0cm" table:align="left"/>
    </style:style>
    <style:style style:name="Table1.A" style:family="table-column">
      <style:table-column-properties style:column-width="2.193cm"/>
    </style:style>
    <style:style style:name="Table1.B" style:family="table-column">
      <style:table-column-properties style:column-width="10.703cm"/>
    </style:style>
    <style:style style:name="Table1.C" style:family="table-column">
      <style:table-column-properties style:column-width="3.009cm"/>
    </style:style>
    <style:style style:name="Table1.D" style:family="table-column">
      <style:table-column-properties style:column-width="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justify" style:justify-single-word="false"/>
    </style:style>
    <style:style style:name="P2" style:family="paragraph" style:parent-style-name="Default">
      <style:paragraph-properties fo:margin-left="0cm" fo:margin-right="0.63cm" fo:text-indent="0cm" style:auto-text-indent="false">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style:font-size-asian="12pt" style:font-style-asian="italic" style:font-name-complex="Times New Roman" style:font-size-complex="12pt"/>
    </style:style>
    <style:style style:name="P5" style:family="paragraph" style:parent-style-name="Standard">
      <style:paragraph-properties fo:margin-left="0cm" fo:margin-right="0.988cm" fo:line-height="100%" fo:text-indent="0.501cm" style:auto-text-indent="false"/>
      <style:text-properties style:font-name="Times New Roman" fo:font-size="12pt" fo:font-style="italic" fo:font-weight="bold" officeooo:paragraph-rsid="0088481c" style:font-size-asian="12pt" style:font-style-asian="italic" style:font-weight-asian="bold" style:font-name-complex="Times New Roman" style:font-size-complex="12pt"/>
    </style:style>
    <style:style style:name="P6" style:family="paragraph" style:parent-style-name="Standard">
      <style:paragraph-properties fo:margin-left="0cm" fo:margin-right="0.988cm" fo:line-height="100%" fo:text-indent="0.501cm" style:auto-text-indent="false"/>
      <style:text-properties officeooo:paragraph-rsid="0088481c"/>
    </style:style>
    <style:style style:name="P7" style:family="paragraph" style:parent-style-name="Text_20_body_20__28_user_29_">
      <style:paragraph-properties fo:text-align="start" style:justify-single-word="false"/>
      <style:text-properties fo:language="es" fo:country="AR" officeooo:paragraph-rsid="0088481c"/>
    </style:style>
    <style:style style:name="P8" style:family="paragraph" style:parent-style-name="Text_20_body_20__28_user_29_">
      <style:text-properties fo:language="es" fo:country="AR" officeooo:paragraph-rsid="0088481c" style:font-name-asian="Times New Roman"/>
    </style:style>
    <style:style style:name="P9" style:family="paragraph" style:parent-style-name="Text_20_body_20__28_user_29_">
      <style:paragraph-properties fo:text-align="start" style:justify-single-word="false"/>
      <style:text-properties officeooo:paragraph-rsid="0088481c"/>
    </style:style>
    <style:style style:name="P10" style:family="paragraph" style:parent-style-name="Text_20_body_20__28_user_29_">
      <style:text-properties officeooo:paragraph-rsid="0088481c"/>
    </style:style>
    <style:style style:name="P11" style:family="paragraph" style:parent-style-name="Text_20_body_20__28_user_29_">
      <style:paragraph-properties fo:margin-left="0.25cm" fo:margin-right="0cm" fo:text-align="start" style:justify-single-word="false" fo:text-indent="0.75cm" style:auto-text-indent="false">
        <style:tab-stops/>
      </style:paragraph-properties>
      <style:text-properties officeooo:paragraph-rsid="0088481c"/>
    </style:style>
    <style:style style:name="P12" style:family="paragraph" style:parent-style-name="Standard">
      <style:paragraph-properties fo:text-align="center" style:justify-single-word="false"/>
      <style:text-properties style:font-name="Times New Roman" fo:font-size="10pt" fo:font-weight="bold" officeooo:rsid="008f37e1" officeooo:paragraph-rsid="0094169c" style:font-size-asian="10pt" style:font-weight-asian="bold" style:font-size-complex="10pt" style:font-weight-complex="bold"/>
    </style:style>
    <style:style style:name="P13" style:family="paragraph" style:parent-style-name="Standard">
      <style:text-properties style:font-name="Times New Roman" fo:font-size="10pt" officeooo:paragraph-rsid="0094169c" style:font-size-asian="10pt" style:font-name-complex="Times New Roman" style:font-size-complex="10pt"/>
    </style:style>
    <style:style style:name="P14" style:family="paragraph" style:parent-style-name="Text_20_body_20__28_user_29_">
      <style:paragraph-properties fo:margin-left="0.25cm" fo:margin-right="0cm" fo:text-align="start" style:justify-single-word="false" fo:text-indent="0.501cm" style:auto-text-indent="false">
        <style:tab-stops/>
      </style:paragraph-properties>
      <style:text-properties officeooo:paragraph-rsid="0088481c"/>
    </style:style>
    <style:style style:name="P15" style:family="paragraph" style:parent-style-name="Normal">
      <style:paragraph-properties fo:margin-left="0.25cm" fo:margin-right="0cm" fo:line-height="100%" fo:text-indent="0.501cm" style:auto-text-indent="false">
        <style:tab-stops/>
      </style:paragraph-properties>
      <style:text-properties officeooo:paragraph-rsid="0096f6d0"/>
    </style:style>
    <style:style style:name="P16" style:family="paragraph" style:parent-style-name="Standard">
      <style:paragraph-properties fo:margin-left="0cm" fo:margin-right="0cm" fo:margin-top="0cm" fo:margin-bottom="0cm" loext:contextual-spacing="false" fo:line-height="100%" fo:text-indent="0.501cm" style:auto-text-indent="false"/>
      <style:text-properties officeooo:paragraph-rsid="0088481c"/>
    </style:style>
    <style:style style:name="P17" style:family="paragraph" style:parent-style-name="Text_20_body">
      <style:paragraph-properties fo:line-height="100%"/>
      <style:text-properties officeooo:paragraph-rsid="0088481c"/>
    </style:style>
    <style:style style:name="P18" style:family="paragraph" style:parent-style-name="Table_20_Contents">
      <style:paragraph-properties fo:text-align="start" style:justify-single-word="false"/>
      <style:text-properties style:font-name="Times New Roman" fo:font-size="10pt" officeooo:rsid="008f37e1" officeooo:paragraph-rsid="0094169c" style:font-size-asian="10pt" style:font-name-complex="Times New Roman" style:font-size-complex="10pt"/>
    </style:style>
    <style:style style:name="P19" style:family="paragraph" style:parent-style-name="Table_20_Contents">
      <style:paragraph-properties fo:text-align="start" style:justify-single-word="false"/>
      <style:text-properties style:font-name="Times New Roman" fo:font-size="10pt" officeooo:rsid="008f37e1" officeooo:paragraph-rsid="009d57e1" style:font-size-asian="10pt" style:font-name-complex="Times New Roman" style:font-size-complex="10pt"/>
    </style:style>
    <style:style style:name="P20" style:family="paragraph" style:parent-style-name="Table_20_Contents">
      <style:paragraph-properties fo:text-align="start" style:justify-single-word="false"/>
      <style:text-properties style:font-name="Times New Roman" fo:font-size="10pt" officeooo:rsid="008f37e1" officeooo:paragraph-rsid="009e7fc8" style:font-size-asian="10pt" style:font-name-complex="Times New Roman" style:font-size-complex="10pt"/>
    </style:style>
    <style:style style:name="P21" style:family="paragraph" style:parent-style-name="Table_20_Contents">
      <style:paragraph-properties fo:text-align="start" style:justify-single-word="false"/>
      <style:text-properties style:font-name="Times New Roman" fo:font-size="10pt" officeooo:rsid="0096abbf" officeooo:paragraph-rsid="0094169c" style:font-size-asian="10pt" style:font-name-complex="Times New Roman" style:font-size-complex="10pt"/>
    </style:style>
    <style:style style:name="P22" style:family="paragraph" style:parent-style-name="Table_20_Contents">
      <style:paragraph-properties fo:text-align="center" style:justify-single-word="false"/>
      <style:text-properties style:font-name="Times New Roman" fo:font-size="10pt" fo:font-weight="bold" officeooo:rsid="008f37e1" officeooo:paragraph-rsid="0094169c" style:font-size-asian="10pt" style:font-weight-asian="bold" style:font-name-complex="Times New Roman" style:font-size-complex="10pt" style:font-weight-complex="bold"/>
    </style:style>
    <style:style style:name="P23" style:family="paragraph" style:parent-style-name="Text_20_body_20__28_user_29_">
      <style:paragraph-properties fo:margin-left="0cm" fo:margin-right="0cm" fo:text-indent="0cm" style:auto-text-indent="false"/>
      <style:text-properties style:font-name="Times New Roman" fo:font-size="12pt" fo:font-style="italic" officeooo:rsid="009052ed" officeooo:paragraph-rsid="0088481c" style:font-size-asian="12pt" style:font-style-asian="italic" style:font-name-complex="Times New Roman" style:font-size-complex="12pt" style:font-style-complex="italic"/>
    </style:style>
    <style:style style:name="P24" style:family="paragraph" style:parent-style-name="Standard" style:master-page-name="MP0">
      <style:paragraph-properties fo:line-height="100%" fo:text-align="center" style:justify-single-word="false" style:page-number="auto" fo:break-before="page"/>
      <style:text-properties style:font-name="Times New Roman" fo:font-size="20pt" fo:font-style="italic" style:font-size-asian="20pt" style:font-style-asian="italic" style:font-name-complex="Times New Roman" style:font-size-complex="20pt"/>
    </style:style>
    <style:style style:name="P25" style:family="paragraph" style:parent-style-name="Standard">
      <style:text-properties style:font-name="Times New Roman" fo:font-size="10pt" officeooo:paragraph-rsid="0094169c" style:font-size-asian="10pt" style:font-name-complex="Times New Roman" style:font-size-complex="10pt"/>
    </style:style>
    <style:style style:name="P26" style:family="paragraph" style:parent-style-name="Título_20_1" style:list-style-name="L1">
      <style:paragraph-properties fo:margin-left="0.501cm" fo:margin-right="0cm" fo:line-height="100%" fo:text-indent="-0.501cm" style:auto-text-indent="false">
        <style:tab-stops/>
      </style:paragraph-properties>
      <style:text-properties officeooo:paragraph-rsid="0088481c"/>
    </style:style>
    <style:style style:name="P27" style:family="paragraph" style:parent-style-name="Título_20_1">
      <style:paragraph-properties fo:margin-left="0cm" fo:margin-right="0cm" fo:line-height="100%" fo:text-align="justify" style:justify-single-word="false" fo:text-indent="0.501cm" style:auto-text-indent="false"/>
      <style:text-properties officeooo:paragraph-rsid="0088481c"/>
    </style:style>
    <style:style style:name="P28" style:family="paragraph" style:parent-style-name="bullet_20_list" style:list-style-name="L1">
      <style:paragraph-properties fo:margin-left="0.501cm" fo:margin-right="0cm" fo:line-height="100%" fo:text-indent="-0.501cm" style:auto-text-indent="false">
        <style:tab-stops/>
      </style:paragraph-properties>
      <style:text-properties style:font-name="Times New Roman" fo:font-size="12pt" fo:font-style="italic" officeooo:paragraph-rsid="0088481c" style:font-size-asian="12pt" style:font-style-asian="italic" style:font-size-complex="12pt" style:font-style-complex="italic"/>
    </style:style>
    <style:style style:name="P29" style:family="paragraph" style:parent-style-name="bullet_20_list" style:list-style-name="">
      <style:paragraph-properties fo:margin-left="0cm" fo:margin-right="0cm" fo:margin-top="0cm" fo:margin-bottom="0cm" loext:contextual-spacing="false" fo:line-height="100%" fo:text-indent="0.501cm" style:auto-text-indent="false"/>
      <style:text-properties officeooo:paragraph-rsid="0088481c"/>
    </style:style>
    <style:style style:name="P30" style:family="paragraph" style:parent-style-name="bullet_20_list" style:list-style-name="L2">
      <style:paragraph-properties fo:margin-left="0.25cm" fo:margin-right="0cm" fo:margin-top="0cm" fo:margin-bottom="0cm" loext:contextual-spacing="false" fo:line-height="100%" fo:text-indent="-0.25cm" style:auto-text-indent="false">
        <style:tab-stops/>
      </style:paragraph-properties>
      <style:text-properties style:font-name="Times New Roman" fo:font-size="10pt" officeooo:paragraph-rsid="0088481c" style:font-size-asian="10pt" style:font-size-complex="10pt"/>
    </style:style>
    <style:style style:name="P31" style:family="paragraph" style:parent-style-name="bullet_20_list" style:list-style-name="L2">
      <style:paragraph-properties fo:margin-left="0.25cm" fo:margin-right="0cm" fo:margin-top="0cm" fo:margin-bottom="0cm" loext:contextual-spacing="false" fo:line-height="100%" fo:text-indent="-0.249cm" style:auto-text-indent="false">
        <style:tab-stops/>
      </style:paragraph-properties>
      <style:text-properties style:font-name="Times New Roman" fo:font-size="10pt" officeooo:paragraph-rsid="0088481c" style:font-size-asian="10pt" style:font-size-complex="10pt"/>
    </style:style>
    <style:style style:name="P32" style:family="paragraph" style:parent-style-name="bullet_20_list" style:list-style-name="">
      <style:paragraph-properties fo:margin-left="0.25cm" fo:margin-right="0cm" fo:line-height="100%" fo:text-indent="0.501cm" style:auto-text-indent="false">
        <style:tab-stops/>
      </style:paragraph-properties>
      <style:text-properties officeooo:paragraph-rsid="0088481c"/>
    </style:style>
    <style:style style:name="P33" style:family="paragraph" style:parent-style-name="bullet_20_list" style:list-style-name="L3">
      <style:paragraph-properties fo:margin-left="0.501cm" fo:margin-right="0cm" fo:line-height="100%" fo:text-indent="-0.25cm" style:auto-text-indent="false">
        <style:tab-stops/>
      </style:paragraph-properties>
      <style:text-properties officeooo:paragraph-rsid="0088481c"/>
    </style:style>
    <style:style style:name="P34" style:family="paragraph" style:parent-style-name="bullet_20_list" style:list-style-name="L4">
      <style:paragraph-properties fo:margin-left="0.501cm" fo:margin-right="0cm" fo:line-height="100%" fo:text-indent="-0.25cm" style:auto-text-indent="false">
        <style:tab-stops/>
      </style:paragraph-properties>
      <style:text-properties officeooo:paragraph-rsid="0088481c"/>
    </style:style>
    <style:style style:name="P35" style:family="paragraph" style:parent-style-name="bullet_20_list" style:list-style-name="L5">
      <style:paragraph-properties fo:margin-left="0.501cm" fo:margin-right="0cm" fo:line-height="100%" fo:text-indent="-0.25cm" style:auto-text-indent="false">
        <style:tab-stops/>
      </style:paragraph-properties>
      <style:text-properties officeooo:paragraph-rsid="0088481c"/>
    </style:style>
    <style:style style:name="P36" style:family="paragraph" style:parent-style-name="bullet_20_list" style:list-style-name="L6">
      <style:paragraph-properties fo:margin-left="0.501cm" fo:margin-right="0cm" fo:line-height="100%" fo:text-indent="-0.25cm" style:auto-text-indent="false">
        <style:tab-stops/>
      </style:paragraph-properties>
      <style:text-properties officeooo:paragraph-rsid="0088481c"/>
    </style:style>
    <style:style style:name="P37" style:family="paragraph" style:parent-style-name="bullet_20_list" style:list-style-name="L4">
      <style:paragraph-properties fo:margin-left="0.501cm" fo:margin-right="0cm" fo:line-height="100%" fo:text-indent="-0.25cm" style:auto-text-indent="false">
        <style:tab-stops/>
      </style:paragraph-properties>
      <style:text-properties style:font-name="Times New Roman" fo:font-size="10pt" officeooo:paragraph-rsid="0088481c" style:font-size-asian="10pt" style:font-size-complex="10pt"/>
    </style:style>
    <style:style style:name="P38" style:family="paragraph" style:parent-style-name="bullet_20_list" style:list-style-name="">
      <style:paragraph-properties fo:margin-left="0.501cm" fo:margin-right="0cm" fo:line-height="100%" fo:text-indent="-0.25cm" style:auto-text-indent="false">
        <style:tab-stops/>
      </style:paragraph-properties>
      <style:text-properties style:font-name="Times New Roman" fo:font-size="10pt" officeooo:paragraph-rsid="0088481c" style:font-size-asian="10pt" style:font-size-complex="10pt"/>
    </style:style>
    <style:style style:name="P39" style:family="paragraph" style:parent-style-name="bullet_20_list" style:list-style-name="L6">
      <style:paragraph-properties fo:margin-left="0.501cm" fo:margin-right="0cm" fo:line-height="100%" fo:text-indent="-0.25cm" style:auto-text-indent="false">
        <style:tab-stops/>
      </style:paragraph-properties>
      <style:text-properties style:font-name="Times New Roman" fo:font-size="10pt" officeooo:paragraph-rsid="0088481c" style:font-size-asian="10pt" style:font-size-complex="10pt"/>
    </style:style>
    <style:style style:name="P40" style:family="paragraph" style:parent-style-name="bullet_20_list" style:list-style-name="L5">
      <style:paragraph-properties fo:margin-left="0.501cm" fo:margin-right="0cm" fo:line-height="100%" fo:text-indent="-0.25cm" style:auto-text-indent="false">
        <style:tab-stops/>
      </style:paragraph-properties>
      <style:text-properties style:font-name="Times New Roman" fo:font-size="10pt" officeooo:rsid="009b456c" officeooo:paragraph-rsid="009b456c" style:font-size-asian="10pt" style:font-size-complex="10pt"/>
    </style:style>
    <style:style style:name="P41" style:family="paragraph" style:parent-style-name="bullet_20_list" style:list-style-name="">
      <style:paragraph-properties fo:margin-left="1.27cm" fo:margin-right="0cm" fo:line-height="100%" fo:text-indent="-0.635cm" style:auto-text-indent="false">
        <style:tab-stops/>
      </style:paragraph-properties>
      <style:text-properties style:font-name="Times New Roman" fo:font-size="10pt" officeooo:paragraph-rsid="0088481c" style:font-size-asian="10pt" style:font-size-complex="10pt"/>
    </style:style>
    <style:style style:name="P42" style:family="paragraph" style:parent-style-name="bullet_20_list" style:list-style-name="L5">
      <style:paragraph-properties fo:margin-left="0cm" fo:margin-right="0cm" fo:line-height="100%" fo:text-align="start" style:justify-single-word="false" fo:text-indent="0cm" style:auto-text-indent="false">
        <style:tab-stops/>
      </style:paragraph-properties>
      <style:text-properties style:font-name="Times New Roman" fo:font-size="10pt" officeooo:rsid="009b456c" officeooo:paragraph-rsid="009d57e1" style:font-size-asian="10pt" style:font-name-complex="Times New Roman" style:font-size-complex="10pt"/>
    </style:style>
    <style:style style:name="P43" style:family="paragraph" style:parent-style-name="Párrafo_20_de_20_lista" style:list-style-name="WWNum3">
      <style:paragraph-properties fo:margin-left="0.751cm" fo:margin-right="0.988cm" fo:line-height="100%" fo:text-align="start" style:justify-single-word="false" fo:text-indent="0.499cm" style:auto-text-indent="false">
        <style:tab-stops/>
      </style:paragraph-properties>
      <style:text-properties style:font-name="Times New Roman" fo:font-size="12pt" fo:font-style="italic" fo:font-weight="bold" officeooo:rsid="0098592a" officeooo:paragraph-rsid="0098592a" style:font-size-asian="12pt" style:font-style-asian="italic" style:font-weight-asian="bold" style:font-name-complex="Times New Roman" style:font-size-complex="12pt"/>
    </style:style>
    <style:style style:name="P44" style:family="paragraph" style:parent-style-name="Párrafo_20_de_20_lista" style:list-style-name="L1">
      <style:paragraph-properties fo:margin-left="0.501cm" fo:margin-right="0cm" fo:line-height="100%" fo:text-indent="-0.501cm" style:auto-text-indent="false">
        <style:tab-stops/>
      </style:paragraph-properties>
      <style:text-properties style:font-name="Times New Roman" fo:font-size="12pt" fo:font-style="italic" officeooo:paragraph-rsid="0088481c" style:font-size-asian="12pt" style:font-style-asian="italic" style:font-size-complex="12pt" style:font-style-complex="italic"/>
    </style:style>
    <style:style style:name="P45" style:family="paragraph" style:parent-style-name="Párrafo_20_de_20_lista" style:list-style-name="L1">
      <style:paragraph-properties fo:margin-left="0.751cm" fo:margin-right="0cm" fo:line-height="100%" fo:text-indent="-0.501cm" style:auto-text-indent="false">
        <style:tab-stops/>
      </style:paragraph-properties>
      <style:text-properties style:font-name="Times New Roman" fo:font-size="12pt" fo:font-style="italic" officeooo:paragraph-rsid="009b456c" style:font-size-asian="12pt" style:font-style-asian="italic" style:font-size-complex="12pt" style:font-style-complex="italic"/>
    </style:style>
    <style:style style:name="P46" style:family="paragraph" style:parent-style-name="Párrafo_20_de_20_lista" style:list-style-name="L1">
      <style:paragraph-properties fo:margin-left="0.751cm" fo:margin-right="0cm" fo:line-height="100%" fo:text-indent="-0.501cm" style:auto-text-indent="false">
        <style:tab-stops/>
      </style:paragraph-properties>
      <style:text-properties style:font-name="Times New Roman" fo:font-size="12pt" fo:font-style="italic" officeooo:paragraph-rsid="0088481c" style:font-size-asian="12pt" style:font-style-asian="italic" style:font-size-complex="12pt" style:font-style-complex="italic"/>
    </style:style>
    <style:style style:name="T1" style:family="text">
      <style:text-properties style:font-name="Times New Roman" fo:font-size="8pt" style:font-size-asian="8pt" style:font-name-complex="Times New Roman" style:font-size-complex="8pt"/>
    </style:style>
    <style:style style:name="T2" style:family="text">
      <style:text-properties style:font-name="Times New Roman" fo:font-size="8pt" fo:font-style="italic" style:font-size-asian="8pt" style:font-style-asian="italic" style:font-name-complex="Times New Roman" style:font-size-complex="8pt"/>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fo:font-weight="bold" officeooo:rsid="00772247" style:font-size-asian="12pt" style:font-style-asian="italic" style:font-weight-asian="bold" style:font-name-complex="Times New Roman" style:font-size-complex="12pt"/>
    </style:style>
    <style:style style:name="T5" style:family="text">
      <style:text-properties style:font-name="Times New Roman" fo:font-size="12pt" fo:font-style="italic" fo:font-weight="bold" officeooo:rsid="0096f6d0" style:font-size-asian="12pt" style:font-style-asian="italic" style:font-weight-asian="bold" style:font-name-complex="Times New Roman" style:font-size-complex="12pt"/>
    </style:style>
    <style:style style:name="T6" style:family="text">
      <style:text-properties style:font-name="Times New Roman" fo:font-size="12pt" fo:font-style="italic" style:font-size-asian="12pt" style:font-style-asian="italic" style:font-name-complex="Times New Roman" style:font-size-complex="12pt"/>
    </style:style>
    <style:style style:name="T7" style:family="text">
      <style:text-properties style:font-name="Times New Roman" fo:font-size="10pt" style:font-size-asian="10pt"/>
    </style:style>
    <style:style style:name="T8" style:family="text">
      <style:text-properties style:font-name="Times New Roman" fo:font-size="10pt" style:font-size-asian="10pt" style:font-name-complex="Times New Roman" style:font-size-complex="10pt"/>
    </style:style>
    <style:style style:name="T9" style:family="text">
      <style:text-properties style:font-name="Times New Roman" fo:font-size="10pt" officeooo:rsid="00663820" style:font-size-asian="10pt" style:font-name-complex="Times New Roman" style:font-size-complex="10pt"/>
    </style:style>
    <style:style style:name="T10" style:family="text">
      <style:text-properties style:font-name="Times New Roman" fo:font-size="10pt" officeooo:rsid="0086f6cb" style:font-size-asian="10pt" style:font-name-complex="Times New Roman" style:font-size-complex="10pt"/>
    </style:style>
    <style:style style:name="T11" style:family="text">
      <style:text-properties style:font-name="Times New Roman" fo:font-size="10pt" officeooo:rsid="00881bf5" style:font-size-asian="10pt" style:font-name-complex="Times New Roman" style:font-size-complex="10pt"/>
    </style:style>
    <style:style style:name="T12" style:family="text">
      <style:text-properties style:font-name="Times New Roman" fo:font-size="10pt" officeooo:rsid="0096f6d0" style:font-size-asian="10pt" style:font-name-complex="Times New Roman" style:font-size-complex="10pt"/>
    </style:style>
    <style:style style:name="T13" style:family="text">
      <style:text-properties style:font-name="Times New Roman" fo:font-size="10pt" style:font-size-asian="10pt" style:font-size-complex="10pt"/>
    </style:style>
    <style:style style:name="T14" style:family="text">
      <style:text-properties style:font-name="Times New Roman" fo:font-size="10pt" style:font-size-asian="10pt" style:language-asian="zh" style:country-asian="CN" style:font-size-complex="10pt"/>
    </style:style>
    <style:style style:name="T15" style:family="text">
      <style:text-properties style:font-name="Times New Roman" fo:font-size="10pt" officeooo:rsid="00857a83" style:font-size-asian="10pt"/>
    </style:style>
    <style:style style:name="T16" style:family="text">
      <style:text-properties style:font-name="Times New Roman" fo:font-size="10pt" officeooo:rsid="0086f6cb" style:font-size-asian="10pt"/>
    </style:style>
    <style:style style:name="T17" style:family="text">
      <style:text-properties style:font-name="Times New Roman" fo:font-size="10pt" officeooo:rsid="00881bf5" style:font-size-asian="10pt"/>
    </style:style>
    <style:style style:name="T18" style:family="text">
      <style:text-properties style:font-name="Times New Roman" fo:font-size="10pt" style:font-name-asian="Times New Roman" style:font-size-asian="10pt"/>
    </style:style>
    <style:style style:name="T19" style:family="text">
      <style:text-properties style:font-name="Times New Roman" fo:font-size="10pt" style:font-name-asian="Times New Roman" style:font-size-asian="10pt" style:font-name-complex="Times New Roman" style:font-size-complex="10pt"/>
    </style:style>
    <style:style style:name="T20" style:family="text">
      <style:text-properties style:font-name="Times New Roman" fo:font-size="10pt" officeooo:rsid="0086f6cb" style:font-name-asian="Times New Roman" style:font-size-asian="10pt" style:font-name-complex="Times New Roman" style:font-size-complex="10pt"/>
    </style:style>
    <style:style style:name="T21" style:family="text">
      <style:text-properties style:font-name="Times New Roman" fo:font-size="10pt" officeooo:rsid="00881bf5" style:font-name-asian="Times New Roman" style:font-size-asian="10pt" style:font-name-complex="Times New Roman" style:font-size-complex="10pt"/>
    </style:style>
    <style:style style:name="T22" style:family="text">
      <style:text-properties style:font-name="Times New Roman" fo:font-size="10pt" style:font-name-asian="Times New Roman" style:font-size-asian="10pt" style:font-size-complex="10pt"/>
    </style:style>
    <style:style style:name="T23" style:family="text">
      <style:text-properties style:font-name="Times New Roman" fo:font-size="10pt" fo:font-style="italic" fo:font-weight="bold" style:font-size-asian="10pt" style:font-style-asian="italic" style:font-weight-asian="bold" style:font-name-complex="Times New Roman" style:font-size-complex="10pt"/>
    </style:style>
    <style:style style:name="T24" style:family="text">
      <style:text-properties fo:language="es" fo:country="ES"/>
    </style:style>
    <style:style style:name="T25" style:family="text">
      <style:text-properties fo:language="es" fo:country="AR" style:font-name-asian="Times New Roman"/>
    </style:style>
    <style:style style:name="T26" style:family="text">
      <style:text-properties officeooo:rsid="005be0d0"/>
    </style:style>
    <style:style style:name="T27" style:family="text">
      <style:text-properties officeooo:rsid="00958103"/>
    </style:style>
    <style:style style:name="T28" style:family="text">
      <style:text-properties officeooo:rsid="0096f6d0"/>
    </style:style>
    <style:style style:name="T29" style:family="text">
      <style:text-properties officeooo:rsid="009aeea7"/>
    </style:style>
    <style:style style:name="T30" style:family="text">
      <style:text-properties officeooo:rsid="009d57e1"/>
    </style:style>
    <style:style style:name="T31" style:family="text">
      <style:text-properties officeooo:rsid="009e7fc8"/>
    </style:style>
    <style:style style:name="Sect1" style:family="section">
      <style:section-properties style:writing-mode="lr-tb" fo:margin-left="-1.27cm" fo:margin-right="-1.27cm" style:editable="false">
        <style:columns fo:column-count="2" fo:column-gap="1.965cm">
          <style:column style:rel-width="32767*" fo:start-indent="0cm" fo:end-indent="0.982cm"/>
          <style:column style:rel-width="32768*" fo:start-indent="0.982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WW_5f_CharLFO24LV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2" text:style-name="WW_5f_CharLFO25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2" text:style-name="WW_5f_CharLFO2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2" text:style-name="WW_5f_CharLFO27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2" text:style-name="WW_5f_CharLFO29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2" text:style-name="WW_5f_CharLFO28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ebbot de Datos Bibliométricos (WDB)</text:p>
      <text:p text:style-name="P4">De Domingo Gonzalo, Guastadisegni Federico, Rodríguez Nahuel</text:p>
      <text:p text:style-name="P4">Licenciatura en Sistemas – Departamento de Desarrollo Productivo y Tecnológico</text:p>
      <text:p text:style-name="P4">Universidad Nacional de Lanús.<text:line-break/></text:p>
      <text:section text:style-name="Sect1" text:name="Sect1">
        <text:p text:style-name="P6"><text:span text:style-name="Fuente_20_de_20_párrafo_20_predeter."><text:span text:style-name="T3">Resumen-El presente documento </text:span></text:span><text:span text:style-name="Fuente_20_de_20_párrafo_20_predeter."><text:span text:style-name="T5">trata sobre los distintos requisitos (de usuario, funcionales, entre otros) para el artefacto software a desarrollar</text:span></text:span><text:span text:style-name="Fuente_20_de_20_párrafo_20_predeter."><text:span text:style-name="T3"> para el proyecto Webbot de Datos Bibliométricos, perteneciente a la cátedra Proyecto </text:span></text:span><text:span text:style-name="Fuente_20_de_20_párrafo_20_predeter."><text:span text:style-name="T4">de</text:span></text:span><text:span text:style-name="Fuente_20_de_20_párrafo_20_predeter."><text:span text:style-name="T3"> Software de la carrera Licenciatura en sistemas, Universidad Nacional de Lanús.</text:span></text:span></text:p>
        <text:p text:style-name="P5">Palabras Clave – <text:span text:style-name="T28">Requisitos, Software, usuario</text:span>.</text:p>
        <text:p text:style-name="Text_20_body_20__28_user_29_"/>
        <text:list xml:id="list6862460350012871810" text:style-name="WWNum3">
          <text:list-item>
            <text:p text:style-name="P43">Procesos Orientados al Desarrollo de Software</text:p>
          </text:list-item>
        </text:list>
        <text:p text:style-name="P10"/>
        <text:list xml:id="list2972739803302778640" text:style-name="L1">
          <text:list-item>
            <text:p text:style-name="P28">Introducción</text:p>
          </text:list-item>
        </text:list>
        <text:p text:style-name="P10"/>
        <text:p text:style-name="P16"><text:span text:style-name="Fuente_20_de_20_párrafo_20_predeter."><text:span text:style-name="T8">El planteo del sistema surg</text:span></text:span><text:span text:style-name="Fuente_20_de_20_párrafo_20_predeter."><text:span text:style-name="T12">e</text:span></text:span><text:span text:style-name="Fuente_20_de_20_párrafo_20_predeter."><text:span text:style-name="T8"> a partir de la necesidad de crear un artefacto web que permita la recolección de información acerca de publicaciones artículos científicos que contengan los indicadores bibliométricos solicitados por el cliente.</text:span></text:span></text:p>
        <text:p text:style-name="P29"><text:span text:style-name="Fuente_20_de_20_párrafo_20_predeter."><text:span text:style-name="T8"><text:tab/>Un Webbot, es una herramienta diseñada para poder recorrer ciertos dominios de internet en base a una o varias palabras clave, para posteriormente devolver esa información al servidor.</text:span></text:span></text:p>
        <text:p text:style-name="P29"><text:span text:style-name="Fuente_20_de_20_párrafo_20_predeter."><text:span text:style-name="T13">En este documento vamos a describir cuáles son los requisitos funcionales que consideramos necesarios para el desarrollo de nuestro artefacto software. Para llegar a ello, previamente realizamos un cuestionario con nuestras inquietudes a nuestros clientes (profesores de la cátedra), así como también la realización de preguntas en clase.</text:span></text:span></text:p>
        <text:p text:style-name="P7"/>
        <text:list xml:id="list151037028975108" text:continue-numbering="true" text:style-name="L1">
          <text:list-item>
            <text:p text:style-name="P26"><text:span text:style-name="Fuente_20_de_20_párrafo_20_predeter."><text:span text:style-name="T6">Requisitos de software</text:span></text:span></text:p>
          </text:list-item>
        </text:list>
        <text:p text:style-name="Text_20_body_20__28_user_29_"/>
        <text:h text:style-name="P27" text:outline-level="1"><text:span text:style-name="Fuente_20_de_20_párrafo_20_predeter."><text:span text:style-name="T8">En esta sección se enunciarán los distintos tipos de requerimientos del artefacto software a desarrollar.</text:span></text:span><text:span text:style-name="T13"><text:line-break/>Hay 3 (tres) tipos de proyectos aplicables:</text:span></text:h>
        <text:list xml:id="list5984809193527095300" text:style-name="L2">
          <text:list-item>
            <text:p text:style-name="P30">Para las páginas “caóticas” (aquellas que no presentan un orden para la información, que no presentan una limitación entre los distintos elementos que componen la página, como el título, copete, text<text:span text:style-name="T26">o</text:span>, imágenes, etc.) se considera un tiempo de trabajo de 5 a 10 días.</text:p>
          </text:list-item>
          <text:list-item>
            <text:p text:style-name="P30">Para las páginas relativamente organizadas se considera un tiempo de trabajo de 3 a 5 días.</text:p>
          </text:list-item>
          <text:list-item>
            <text:p text:style-name="P31">Para las páginas correctamente organizadas y separadas en secciones adecuadas, se considera un tiempo de trabajo de 3 días.</text:p>
          </text:list-item>
        </text:list>
        <text:p text:style-name="P10"/>
        <text:list xml:id="list151037473774493" text:continue-list="list151037028975108" text:style-name="L1">
          <text:list-item>
            <text:p text:style-name="P28">Requerimientos del Usuario</text:p>
          </text:list-item>
        </text:list>
        <text:p text:style-name="P9"/>
        <text:p text:style-name="P32"><text:span text:style-name="Fuente_20_de_20_párrafo_20_predeter."><text:span text:style-name="T13">Se requiere el desarrollo de un artefacto capaz de contabilizar los indicadores solicitados.</text:span></text:span></text:p>
        <text:p text:style-name="P7"/>
        <text:list xml:id="list151036811458875" text:continue-numbering="true" text:style-name="L1">
          <text:list-item>
            <text:p text:style-name="P44">Requisitos Funcionales</text:p>
          </text:list-item>
        </text:list>
        <text:p text:style-name="P9"/>
        <text:p text:style-name="P17"><text:span text:style-name="Fuente_20_de_20_párrafo_20_predeter."><text:span text:style-name="T13"><text:s text:c="2"/></text:span></text:span><text:span text:style-name="Fuente_20_de_20_párrafo_20_predeter."><text:span text:style-name="T8">Aquí, vamos a describir cu</text:span></text:span><text:span text:style-name="Fuente_20_de_20_párrafo_20_predeter."><text:span text:style-name="T9">á</text:span></text:span><text:span text:style-name="Fuente_20_de_20_párrafo_20_predeter."><text:span text:style-name="T8">l va a ser el comportamiento del artefacto, así como sus requisitos funcionales:</text:span></text:span></text:p>
        <text:list xml:id="list6212163984313451059" text:style-name="L3">
          <text:list-item>
            <text:p text:style-name="P33"><text:span text:style-name="Fuente_20_de_20_párrafo_20_predeter."><text:span text:style-name="T19">El sistema deberá ser un software intermediario, ya que la func</text:span></text:span><text:span text:style-name="Fuente_20_de_20_párrafo_20_predeter."><text:span text:style-name="T21">i</text:span></text:span><text:span text:style-name="Fuente_20_de_20_párrafo_20_predeter."><text:span text:style-name="T19">onalida</text:span></text:span><text:span text:style-name="Fuente_20_de_20_párrafo_20_predeter."><text:span text:style-name="T20">d</text:span></text:span><text:span text:style-name="Fuente_20_de_20_párrafo_20_predeter."><text:span text:style-name="T19"> pedida tiene que ser utilizada por otro artefacto software.</text:span></text:span></text:p>
          </text:list-item>
          <text:list-item>
            <text:p text:style-name="P33"><text:span text:style-name="Fuente_20_de_20_párrafo_20_predeter."><text:span text:style-name="T8">El sistema basará sus búsquedas en una "plantilla" predeterminada, que será creada a partir de tags presentes en 15 páginas que contengan material bibliométri</text:span></text:span><text:span text:style-name="Fuente_20_de_20_párrafo_20_predeter."><text:span text:style-name="T11">c</text:span></text:span><text:span text:style-name="Fuente_20_de_20_párrafo_20_predeter."><text:span text:style-name="T8">o, en la</text:span></text:span><text:span text:style-name="Fuente_20_de_20_párrafo_20_predeter."><text:span text:style-name="T10">s</text:span></text:span><text:span text:style-name="Fuente_20_de_20_párrafo_20_predeter."><text:span text:style-name="T8"> cuales estarán presentes los indicadores propuestos por el cliente.</text:span></text:span></text:p>
          </text:list-item>
          <text:list-item>
            <text:p text:style-name="P33"><text:span text:style-name="Fuente_20_de_20_párrafo_20_predeter."><text:span text:style-name="T19">Posteriormente, esa información se indexará con Solr.</text:span></text:span></text:p>
          </text:list-item>
        </text:list>
        <text:p text:style-name="P7"/>
        <text:list xml:id="list151036461504187" text:continue-list="list151036811458875" text:style-name="L1">
          <text:list-item>
            <text:p text:style-name="P44">Requisitos no funcionales</text:p>
          </text:list-item>
        </text:list>
        <text:p text:style-name="P10"/>
        <text:p text:style-name="P11"><text:span text:style-name="Fuente_20_de_20_párrafo_20_predeter."><text:span text:style-name="T25">A continuación, se enumeran los requisitos no funcionales, los cuales representan las restricciones sobre los Requisitos Funcionales:</text:span></text:span></text:p>
        <text:list xml:id="list8784918876499516373" text:style-name="L4">
          <text:list-item>
            <text:p text:style-name="P37">El sistema se deberá implementar sobre la infraestructura existente en la Universidad Nacional de Lanús.</text:p>
          </text:list-item>
          <text:list-item>
            <text:p text:style-name="P37">No existe posibilidad de utilizar frameworks distintos al solicitado por el cliente (Django). Aunque, se puede complementar el desarrollo del artefacto con librerías que nos sean útiles. La versión de Python a utilizar será la v2.7.</text:p>
          </text:list-item>
          <text:list-item>
            <text:p text:style-name="P34"><text:span text:style-name="Fuente_20_de_20_párrafo_20_predeter."><text:span text:style-name="T7">Se debe tra</text:span></text:span><text:span text:style-name="Fuente_20_de_20_párrafo_20_predeter."><text:span text:style-name="T17">b</text:span></text:span><text:span text:style-name="Fuente_20_de_20_párrafo_20_predeter."><text:span text:style-name="T7">ajar co</text:span></text:span><text:span text:style-name="Fuente_20_de_20_párrafo_20_predeter."><text:span text:style-name="T16">n</text:span></text:span><text:span text:style-name="Fuente_20_de_20_párrafo_20_predeter."><text:span text:style-name="T7"> los indicadores bibliométricos solic</text:span></text:span><text:span text:style-name="Fuente_20_de_20_párrafo_20_predeter."><text:span text:style-name="T15">i</text:span></text:span><text:span text:style-name="Fuente_20_de_20_párrafo_20_predeter."><text:span text:style-name="T7">tados por el cliente.</text:span></text:span></text:p>
          </text:list-item>
        </text:list>
        <text:p text:style-name="P41"/>
        <text:p text:style-name="P41"/>
        <text:p text:style-name="P41"/>
        <text:p text:style-name="P41"/>
        <text:list xml:id="list151036337560072" text:continue-list="list151036461504187" text:style-name="L1">
          <text:list-item>
            <text:p text:style-name="P45"><text:soft-page-break/>Requisitos en Negativo</text:p>
          </text:list-item>
        </text:list>
        <text:p text:style-name="P10"/>
        <text:p text:style-name="P14"><text:span text:style-name="Fuente_20_de_20_párrafo_20_predeter."><text:span text:style-name="T25">En la siguiente lista se enumeran los Requisitos en negativo, los cuales indican las funciones que no formaran parte del sistema:</text:span></text:span></text:p>
        <text:p text:style-name="P8"/>
        <text:list xml:id="list70547987732696010" text:style-name="L5">
          <text:list-item>
            <text:p text:style-name="P35"><text:span text:style-name="Fuente_20_de_20_párrafo_20_predeter."><text:span text:style-name="T22">El sistema no contabilizará ni realizará ningún tipo de acción sobre indicadores no especificados por los clientes.</text:span></text:span></text:p>
          </text:list-item>
          <text:list-item>
            <text:p text:style-name="P40">El usuario no podrá utilizar directamente el Webbot, ni tampoco participará en los procesos internos del artefacto software.</text:p>
          </text:list-item>
          <text:list-item>
            <text:p text:style-name="P35"><text:span text:style-name="Fuente_20_de_20_párrafo_20_predeter."><text:span text:style-name="T18">Durante el desarrollo, no se contempla corregir errores/bugs en las herramientas utilizadas.</text:span></text:span></text:p>
          </text:list-item>
        </text:list>
        <text:p text:style-name="P38"/>
        <text:p text:style-name="P38"/>
        <text:p text:style-name="P38"/>
        <text:p text:style-name="P38"/>
        <text:list xml:id="list151036551648074" text:continue-list="list151036337560072" text:style-name="L1">
          <text:list-item>
            <text:p text:style-name="P46">Requisitos de sistema</text:p>
          </text:list-item>
        </text:list>
        <text:p text:style-name="P10"/>
        <text:p text:style-name="P15"><text:span text:style-name="Fuente_20_de_20_párrafo_20_predeter."><text:span text:style-name="T14">A continuación, se detallan los Requisitos de sistema, los cuales representan las funcionalidades que deberá tener el sistema:</text:span></text:span></text:p>
        <text:list xml:id="list5858726378752143353" text:style-name="L6">
          <text:list-item>
            <text:p text:style-name="P39">Poder utilizar el lenguaje Python, con el Framework Django, integrando Scrapy y Apache Solr, para poder recolectar y procesar la información requerida.</text:p>
          </text:list-item>
          <text:list-item>
            <text:p text:style-name="P39">La recolección de información debe terminar en un momento. La misma no puede durar indefinidamente.</text:p>
          </text:list-item>
          <text:list-item>
            <text:p text:style-name="P36"><text:span text:style-name="Fuente_20_de_20_párrafo_20_predeter."><text:span text:style-name="T22">La búsqueda y almacenamiento debe funcionar dentro de parámetros normales de tiempo. Consideramos como parámetro normal a un período de tiempo de 5 horas contadas a partir de la ejecución del Webbot. Nunca se pasará el límite de 5 horas de funcionamiento.</text:span></text:span></text:p>
          </text:list-item>
          <text:list-item>
            <text:p text:style-name="P39">El sistema s<text:span text:style-name="T29">e</text:span>rá una aplicación Web.</text:p>
          </text:list-item>
        </text:list>
        <text:p text:style-name="P23"/>
        <text:p text:style-name="P23"/>
        <text:section text:style-name="Sect2" text:name="Section1">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2">Versión</text:p>
              </table:table-cell>
              <table:table-cell table:style-name="Table1.B1" table:number-columns-spanned="3" office:value-type="string">
                <text:p text:style-name="P22">Detalle de la versión</text:p>
              </table:table-cell>
              <table:covered-table-cell/>
              <table:covered-table-cell/>
            </table:table-row>
            <table:table-row>
              <table:covered-table-cell/>
              <table:table-cell table:style-name="Table1.B2" office:value-type="string">
                <text:p text:style-name="P22">Descripción</text:p>
              </table:table-cell>
              <table:table-cell table:style-name="Table1.B2" office:value-type="string">
                <text:p text:style-name="P12">Autor</text:p>
              </table:table-cell>
              <table:table-cell table:style-name="Table1.D2" office:value-type="string">
                <text:p text:style-name="P22">Fecha</text:p>
              </table:table-cell>
            </table:table-row>
            <table:table-row>
              <table:table-cell table:style-name="Table1.B2" office:value-type="string">
                <text:p text:style-name="P20">1.00.001</text:p>
              </table:table-cell>
              <table:table-cell table:style-name="Table1.B2" office:value-type="string">
                <text:p text:style-name="P18"><text:span text:style-name="T31">Primera entrega</text:span>.</text:p>
              </table:table-cell>
              <table:table-cell table:style-name="Table1.B2" office:value-type="string">
                <text:p text:style-name="P18">GdeDomingo</text:p>
                <text:p text:style-name="P18">FGuastadisegni</text:p>
                <text:p text:style-name="P18">NRodríguez</text:p>
              </table:table-cell>
              <table:table-cell table:style-name="Table1.D2" office:value-type="string">
                <text:p text:style-name="P18"><text:span text:style-name="T31">1</text:span>4/0<text:span text:style-name="T31">8</text:span>/15</text:p>
              </table:table-cell>
            </table:table-row>
            <table:table-row>
              <table:table-cell table:style-name="Table1.B2" office:value-type="string">
                <text:p text:style-name="P18">1.00.00<text:span text:style-name="T27">2</text:span></text:p>
              </table:table-cell>
              <table:table-cell table:style-name="Table1.B2" office:value-type="string">
                <text:p text:style-name="P21">Se dividió la documentación conjunta en varios documentos individuales correspondientes a los diferentes procesos de la IEEE/1074-1989.</text:p>
              </table:table-cell>
              <table:table-cell table:style-name="Table1.B2" office:value-type="string">
                <text:p text:style-name="P18">NRodríguez</text:p>
              </table:table-cell>
              <table:table-cell table:style-name="Table1.D2" office:value-type="string">
                <text:p text:style-name="P18">2<text:span text:style-name="T27">5</text:span>/09/15</text:p>
              </table:table-cell>
            </table:table-row>
            <table:table-row>
              <table:table-cell table:style-name="Table1.B2" office:value-type="string">
                <text:p text:style-name="P19">1.00.00<text:span text:style-name="T30">3</text:span></text:p>
              </table:table-cell>
              <table:table-cell table:style-name="Table1.B2" office:value-type="string">
                <text:list xml:id="list151036189845620" text:continue-list="list70547987732696010" text:style-name="L5">
                  <text:list-header>
                    <text:p text:style-name="P42"><text:span text:style-name="T30">El requisito “</text:span>El usuario no podrá utilizar directamente el Webbot, ni tampoco participará en los procesos internos del artefacto software.” <text:span text:style-name="T30">se trasladó desde el apartado “Requisitos no funcionales” al apartado “Requisitos en negativo”</text:span></text:p>
                  </text:list-header>
                </text:list>
              </table:table-cell>
              <table:table-cell table:style-name="Table1.B2" office:value-type="string">
                <text:p text:style-name="P18">NRodríguez</text:p>
              </table:table-cell>
              <table:table-cell table:style-name="Table1.D2" office:value-type="string">
                <text:p text:style-name="P18"><text:span text:style-name="T30">0</text:span>2/<text:span text:style-name="T30">1</text:span>0/15</text:p>
              </table:table-cell>
            </table:table-row>
          </table:table>
          <text:p text:style-name="P13"><text:span text:style-name="Fuente_20_de_20_párrafo_20_predeter."><text:span text:style-name="T23"/></text:span></text:p>
          <text:p text:style-name="P13"><text:span text:style-name="Fuente_20_de_20_párrafo_20_predeter."><text:span text:style-name="T23"/></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Título_20_1" style:display-name="Título 1" style:family="paragraph" style:parent-style-name="Heading" style:default-outline-level="1">
      <style:paragraph-properties fo:hyphenation-ladder-count="no-limit"/>
      <style:text-properties fo:hyphenate="false" fo:hyphenation-remain-char-count="2" fo:hyphenation-push-char-count="2"/>
    </style:style>
    <style:style style:name="Título_20_2" style:display-name="Título 2" style:family="paragraph" style:parent-style-name="Heading" style:default-outline-level="2">
      <style:paragraph-properties fo:hyphenation-ladder-count="no-limit"/>
      <style:text-properties fo:hyphenate="false" fo:hyphenation-remain-char-count="2" fo:hyphenation-push-char-count="2"/>
    </style:style>
    <style:style style:name="Título_20_3" style:display-name="Título 3" style:family="paragraph" style:parent-style-name="Heading" style:default-outline-level="3">
      <style:paragraph-properties fo:hyphenation-ladder-count="no-limit"/>
      <style:text-properties fo:hyphenate="false" fo:hyphenation-remain-char-count="2" fo:hyphenation-push-char-count="2"/>
    </style:style>
    <style:style style:name="Título_20_4" style:display-name="Título 4" style:family="paragraph" style:parent-style-name="Heading" style:default-outline-level="4">
      <style:paragraph-properties fo:hyphenation-ladder-count="no-limit"/>
      <style:text-properties fo:hyphenate="false" fo:hyphenation-remain-char-count="2" fo:hyphenation-push-char-count="2"/>
    </style:style>
    <style:style style:name="Título_20_5" style:display-name="Título 5" style:family="paragraph" style:parent-style-name="Heading" style:default-outline-level="5">
      <style:paragraph-properties fo:hyphenation-ladder-count="no-limit"/>
      <style:text-properties fo:hyphenate="false" fo:hyphenation-remain-char-count="2" fo:hyphenation-push-char-count="2"/>
    </style:style>
    <style:style style:name="Título_20_6" style:display-name="Título 6" style:family="paragraph" style:parent-style-name="Heading" style:default-outline-level="6">
      <style:paragraph-properties fo:hyphenation-ladder-count="no-limit"/>
      <style:text-properties fo:hyphenate="false" fo:hyphenation-remain-char-count="2" fo:hyphenation-push-char-count="2"/>
    </style:style>
    <style:style style:name="Título_20_7" style:display-name="Título 7" style:family="paragraph" style:parent-style-name="Heading" style:default-outline-level="7">
      <style:paragraph-properties fo:hyphenation-ladder-count="no-limit"/>
      <style:text-properties fo:hyphenate="false" fo:hyphenation-remain-char-count="2" fo:hyphenation-push-char-count="2"/>
    </style:style>
    <style:style style:name="Título_20_8" style:display-name="Título 8" style:family="paragraph" style:parent-style-name="Heading" style:default-outline-level="8">
      <style:paragraph-properties fo:hyphenation-ladder-count="no-limit"/>
      <style:text-properties fo:hyphenate="false" fo:hyphenation-remain-char-count="2" fo:hyphenation-push-char-count="2"/>
    </style:style>
    <style:style style:name="Título_20_9" style:display-name="Título 9" style:family="paragraph" style:parent-style-name="Heading" style:default-outline-level="9">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class="text">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Default" style:family="paragraph">
      <style:paragraph-properties fo:margin-top="0cm" fo:margin-bottom="0cm" loext:contextual-spacing="false" fo:line-height="100%" fo:orphans="2" fo:widows="2" fo:hyphenation-ladder-count="no-limit"/>
      <style:text-properties fo:color="#000000" style:font-name="Helvetica-Condensed-Thin" fo:font-family="Helvetica-Condensed-Thin, Helve"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Helvetica-Condensed-Thin" style:font-family-complex="Helvetica-Condensed-Thin, Helve" style:font-family-generic-complex="roman"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Puesto" style:family="paragraph" style:parent-style-name="Heading">
      <style:paragraph-properties fo:hyphenation-ladder-count="no-limit"/>
      <style:text-properties fo:hyphenate="false" fo:hyphenation-remain-char-count="2" fo:hyphenation-push-char-count="2"/>
    </style:style>
    <style:style style:name="Subtitle" style:family="paragraph" style:parent-style-name="Heading" style:class="chapter">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Text_20_body_20__28_user_29_" style:display-name="Text body (user)" style:family="paragraph" style:parent-style-name="Standard">
      <style:paragraph-properties fo:margin-left="0cm" fo:margin-right="0cm" fo:margin-top="0cm" fo:margin-bottom="0.011cm" loext:contextual-spacing="false" fo:line-height="100%" fo:text-align="justify" style:justify-single-word="false" fo:hyphenation-ladder-count="no-limit" fo:text-indent="0.508cm" style:auto-text-indent="false"/>
      <style:text-properties style:font-name="Times New Roman" fo:font-family="'Times New Roman'" style:font-family-generic="roman" style:font-pitch="variable" fo:font-size="10pt" fo:language="en" fo:country="US" style:font-name-asian="SimSun1" style:font-family-asian="SimSun, 宋体"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fo:hyphenation-remain-char-count="2" fo:hyphenation-push-char-count="2"/>
    </style:style>
    <style:style style:name="bullet_20_list" style:display-name="bullet list" style:family="paragraph" style:parent-style-name="Text_20_body" style:list-style-name="WWNum5">
      <style:paragraph-properties fo:hyphenation-ladder-count="no-limit"/>
      <style:text-properties fo:hyphenate="false" fo:hyphenation-remain-char-count="2" fo:hyphenation-push-char-count="2"/>
    </style:style>
    <style:style style:name="Heading_20_10" style:display-name="Heading 10" style:family="paragraph" style:parent-style-name="Heading" style:class="text">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hyphenation-ladder-count="no-limit"/>
      <style:text-properties fo:hyphenate="false" fo:hyphenation-remain-char-count="2" fo:hyphenation-push-char-count="2"/>
    </style:style>
    <style:style style:name="List_20_Heading" style:display-name="List Heading" style:family="paragraph" style:parent-style-name="Standard"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_20_left" style:display-name="Header left" style:family="paragraph" style:parent-style-name="Standard" style:class="extra">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hyphenation-ladder-count="no-limit"/>
      <style:text-properties fo:hyphenate="false" fo:hyphenation-remain-char-count="2" fo:hyphenation-push-char-count="2"/>
    </style:style>
    <style:style style:name="Saludo" style:family="paragraph" style:parent-style-name="Standard">
      <style:paragraph-properties fo:hyphenation-ladder-count="no-limit"/>
      <style:text-properties fo:hyphenate="false" fo:hyphenation-remain-char-count="2" fo:hyphenation-push-char-count="2"/>
    </style:style>
    <style:style style:name="Horizontal_20_Line" style:display-name="Horizontal Line" style:family="paragraph" style:parent-style-name="Standard" style:class="html">
      <style:paragraph-properties fo:hyphenation-ladder-count="no-limit"/>
      <style:text-properties fo:hyphenate="false" fo:hyphenation-remain-char-count="2" fo:hyphenation-push-char-count="2"/>
    </style:style>
    <style:style style:name="Footnote" style:family="paragraph" style:parent-style-name="Standard" style:class="extra">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hyphenation-ladder-count="no-limit"/>
      <style:text-properties fo:hyphenate="false" fo:hyphenation-remain-char-count="2" fo:hyphenation-push-char-count="2"/>
    </style:style>
    <style:style style:name="Footer_20_right" style:display-name="Footer right" style:family="paragraph" style:parent-style-name="Standard" style:class="extra">
      <style:paragraph-properties fo:hyphenation-ladder-count="no-limit"/>
      <style:text-properties fo:hyphenate="false" fo:hyphenation-remain-char-count="2" fo:hyphenation-push-char-count="2"/>
    </style:style>
    <style:style style:name="Footer_20_left" style:display-name="Footer left" style:family="paragraph" style:parent-style-name="Standard" style:class="extra">
      <style:paragraph-properties fo:hyphenation-ladder-count="no-limit"/>
      <style:text-properties fo:hyphenate="false" fo:hyphenation-remain-char-count="2" fo:hyphenation-push-char-count="2"/>
    </style:style>
    <style:style style:name="Sender"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style:text-properties fo:hyphenate="false" fo:hyphenation-remain-char-count="2" fo:hyphenation-push-char-count="2"/>
    </style:style>
    <style:style style:name="Título_20_de_20_índice" style:display-name="Título de índice" style:family="paragraph" style:parent-style-name="Heading">
      <style:paragraph-properties fo:hyphenation-ladder-count="no-limit"/>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hyphenation-ladder-count="no-limit"/>
      <style:text-properties fo:hyphenate="false" fo:hyphenation-remain-char-count="2" fo:hyphenation-push-char-count="2"/>
    </style:style>
    <style:style style:name="Table_20_index_20_heading" style:display-name="Table index heading" style:family="paragraph" style:parent-style-name="Heading" style:class="index">
      <style:paragraph-properties fo:hyphenation-ladder-count="no-limit"/>
      <style:text-properties fo:hyphenate="false" fo:hyphenation-remain-char-count="2" fo:hyphenation-push-char-count="2"/>
    </style:style>
    <style:style style:name="User_20_Index_20_Heading" style:display-name="User Index Heading" style:family="paragraph" style:parent-style-name="Heading" style:class="index">
      <style:paragraph-properties fo:hyphenation-ladder-count="no-limit"/>
      <style:text-properties fo:hyphenate="false" fo:hyphenation-remain-char-count="2" fo:hyphenation-push-char-count="2"/>
    </style:style>
    <style:style style:name="Illustration_20_Index_20_Heading" style:display-name="Illustration Index Heading" style:family="paragraph" style:parent-style-name="Heading" style:class="index">
      <style:paragraph-properties fo:hyphenation-ladder-count="no-limit"/>
      <style:text-properties fo:hyphenate="false" fo:hyphenation-remain-char-count="2" fo:hyphenation-push-char-count="2"/>
    </style:style>
    <style:style style:name="List_20_Indent" style:display-name="List Indent" style:family="paragraph" style:parent-style-name="Text_20_body"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Text_20_body" style:class="text">
      <style:paragraph-properties fo:hyphenation-ladder-count="no-limit"/>
      <style:text-properties fo:hyphenate="false" fo:hyphenation-remain-char-count="2" fo:hyphenation-push-char-count="2"/>
    </style:style>
    <style:style style:name="First_20_line_20_indent" style:display-name="First line indent" style:family="paragraph" style:parent-style-name="Text_20_body" style:class="text">
      <style:paragraph-properties fo:hyphenation-ladder-count="no-limit"/>
      <style:text-properties fo:hyphenate="false" fo:hyphenation-remain-char-count="2" fo:hyphenation-push-char-count="2"/>
    </style:style>
    <style:style style:name="Hanging_20_indent" style:display-name="Hanging indent" style:family="paragraph" style:parent-style-name="Text_20_body" style:class="tex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Descripción" style:class="extra">
      <style:paragraph-properties fo:hyphenation-ladder-count="no-limit"/>
      <style:text-properties fo:hyphenate="false" fo:hyphenation-remain-char-count="2" fo:hyphenation-push-char-count="2"/>
    </style:style>
    <style:style style:name="Illustration" style:family="paragraph" style:parent-style-name="Descripción" style:class="extra">
      <style:paragraph-properties fo:hyphenation-ladder-count="no-limit"/>
      <style:text-properties fo:hyphenate="false" fo:hyphenation-remain-char-count="2" fo:hyphenation-push-char-count="2"/>
    </style:style>
    <style:style style:name="Table" style:family="paragraph" style:parent-style-name="Descripción" style:class="extra">
      <style:paragraph-properties fo:hyphenation-ladder-count="no-limit"/>
      <style:text-properties fo:hyphenate="false" fo:hyphenation-remain-char-count="2" fo:hyphenation-push-char-count="2"/>
    </style:style>
    <style:style style:name="Text" style:family="paragraph" style:parent-style-name="Descripción" style:class="extra">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py" style:display-name="table copy" style:family="paragraph" style:default-outline-level="">
      <style:paragraph-properties fo:margin-top="0cm" fo:margin-bottom="0cm" loext:contextual-spacing="false" fo:line-height="100%" fo:text-align="justify" style:justify-single-word="false" fo:orphans="2" fo:widows="2" fo:hyphenation-ladder-count="no-limit" style:writing-mode="lr-tb"/>
      <style:text-properties style:font-name="Times New Roman" fo:font-family="'Times New Roman'" style:font-family-generic="roman" style:font-pitch="variable" fo:font-size="8pt" fo:language="en" fo:country="US" style:letter-kerning="true" style:font-name-asian="SimSun" style:font-family-asian="SimSun" style:font-family-generic-asian="system" style:font-pitch-asian="variable" style:font-size-asian="8pt" style:language-asian="zh" style:country-asian="CN" style:font-name-complex="Times New Roman1" style:font-family-complex="'Times New Roman'" style:font-family-generic-complex="system" style:font-pitch-complex="variable" style:font-size-complex="8pt" fo:hyphenate="false" fo:hyphenation-remain-char-count="2" fo:hyphenation-push-char-count="2"/>
    </style:style>
    <style:style style:name="Salutation" style:family="paragraph" style:parent-style-name="Standard" style:class="text">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3" style:family="text">
      <style:text-properties fo:color="#000000" fo:font-size="8.5pt" style:font-size-asian="8.5pt" style:font-name-complex="Helvetica-Condensed-Thin" style:font-family-complex="Helvetica-Condensed-Thin, Helve" style:font-family-generic-complex="roman" style:font-pitch-complex="variable" style:font-size-complex="8.5pt"/>
    </style:style>
    <style:style style:name="Page_20_Number" style:display-name="Page Numbe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_20__28_user_29_" style:display-name="Bullet Symbols (user)" style:family="text"/>
    <style:style style:name="WW_5f_CharLFO3LVL1" style:display-name="WW_CharLFO3LVL1" style:family="text">
      <style:text-properties fo:font-size="4pt" style:font-size-asian="4pt"/>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fo:font-size="9.5pt" style:font-size-asian="9.5pt"/>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3LVL1" style:display-name="WW_CharLFO23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4LVL1" style:display-name="WW_CharLFO24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uente_20_de_20_párrafo_20_predeter.2" style:display-name="Fuente de párrafo predeter.2"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2.1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4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1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5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2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9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6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2000000000E00000007CC5BB5AB.gif" xlink:type="simple" xlink:show="embed" xlink:actuate="onLoad">
        <style:list-level-properties text:list-level-position-and-space-mode="label-alignment" fo:text-align="end" style:vertical-pos="middle" style:vertical-rel="line" fo:width="0.282cm" fo:height="0.141cm">
          <style:list-level-label-alignment text:label-followed-by="listtab" fo:text-indent="-0.635cm" fo:margin-left="1.538cm"/>
        </style:list-level-properties>
      </text:list-level-style-image>
      <text:list-level-style-number text:level="2" style:num-suffix="." style:num-format="a" style:num-letter-sync="true">
        <style:list-level-properties text:list-level-position-and-space-mode="label-alignment">
          <style:list-level-label-alignment text:label-followed-by="listtab" fo:text-indent="-0.635cm" fo:margin-left="2.8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4">
        <style:list-level-properties text:list-level-position-and-space-mode="label-alignment" fo:text-align="end">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52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79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06cm"/>
        </style:list-level-properties>
      </text:list-level-style-bullet>
      <text:list-level-style-bullet text:level="4" text:bullet-char="">
        <style:list-level-properties text:list-level-position-and-space-mode="label-alignment">
          <style:list-level-label-alignment text:label-followed-by="listtab" fo:text-indent="-0.635cm" fo:margin-left="5.33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6.6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87cm"/>
        </style:list-level-properties>
      </text:list-level-style-bullet>
      <text:list-level-style-bullet text:level="7" text:bullet-char="">
        <style:list-level-properties text:list-level-position-and-space-mode="label-alignment">
          <style:list-level-label-alignment text:label-followed-by="listtab" fo:text-indent="-0.635cm" fo:margin-left="9.14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0.41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614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88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154cm"/>
        </style:list-level-properties>
      </text:list-level-style-bullet>
      <text:list-level-style-bullet text:level="4" text:bullet-char="">
        <style:list-level-properties text:list-level-position-and-space-mode="label-alignment">
          <style:list-level-label-alignment text:label-followed-by="listtab" fo:text-indent="-0.635cm" fo:margin-left="5.424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69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964cm"/>
        </style:list-level-properties>
      </text:list-level-style-bullet>
      <text:list-level-style-bullet text:level="7" text:bullet-char="">
        <style:list-level-properties text:list-level-position-and-space-mode="label-alignment">
          <style:list-level-label-alignment text:label-followed-by="listtab" fo:text-indent="-0.635cm" fo:margin-left="9.234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50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884cm"/>
        </style:list-level-properties>
      </text:list-level-style-bullet>
      <text:list-level-style-bullet text:level="2" text:style-name="WW_5f_CharLFO9LVL2" text:bullet-char="o">
        <style:list-level-properties text:list-level-position-and-space-mode="label-alignment">
          <style:list-level-label-alignment text:label-followed-by="listtab" fo:text-indent="-0.635cm" fo:margin-left="4.1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424cm"/>
        </style:list-level-properties>
      </text:list-level-style-bullet>
      <text:list-level-style-bullet text:level="4" text:bullet-char="">
        <style:list-level-properties text:list-level-position-and-space-mode="label-alignment">
          <style:list-level-label-alignment text:label-followed-by="listtab" fo:text-indent="-0.635cm" fo:margin-left="6.694cm"/>
        </style:list-level-properties>
      </text:list-level-style-bullet>
      <text:list-level-style-bullet text:level="5" text:style-name="WW_5f_CharLFO9LVL5" text:bullet-char="o">
        <style:list-level-properties text:list-level-position-and-space-mode="label-alignment">
          <style:list-level-label-alignment text:label-followed-by="listtab" fo:text-indent="-0.635cm" fo:margin-left="7.96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9.234cm"/>
        </style:list-level-properties>
      </text:list-level-style-bullet>
      <text:list-level-style-bullet text:level="7" text:bullet-char="">
        <style:list-level-properties text:list-level-position-and-space-mode="label-alignment">
          <style:list-level-label-alignment text:label-followed-by="listtab" fo:text-indent="-0.635cm" fo:margin-left="10.504cm"/>
        </style:list-level-properties>
      </text:list-level-style-bullet>
      <text:list-level-style-bullet text:level="8" text:style-name="WW_5f_CharLFO9LVL8" text:bullet-char="o">
        <style:list-level-properties text:list-level-position-and-space-mode="label-alignment">
          <style:list-level-label-alignment text:label-followed-by="listtab" fo:text-indent="-0.635cm" fo:margin-left="11.77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0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justify" style:justify-single-word="false"/>
    </style:style>
    <style:style style:name="MP2" style:family="paragraph" style:parent-style-name="Default">
      <style:paragraph-properties fo:margin-left="0cm" fo:margin-right="0.63cm" fo:text-indent="0cm" style:auto-text-indent="false">
        <style:tab-stops/>
      </style:paragraph-properties>
    </style:style>
    <style:style style:name="MP3" style:family="paragraph" style:parent-style-name="Footer">
      <style:paragraph-properties fo:text-align="end" style:justify-single-word="false"/>
    </style:style>
    <style:style style:name="MT1" style:family="text">
      <style:text-properties style:font-name="Times New Roman" fo:font-size="8pt" style:font-size-asian="8pt" style:font-name-complex="Times New Roman" style:font-size-complex="8pt"/>
    </style:style>
    <style:style style:name="MT2" style:family="text">
      <style:text-properties style:font-name="Times New Roman" fo:font-size="8pt" fo:font-style="italic" style:font-size-asian="8pt" style:font-style-asian="italic" style:font-name-complex="Times New Roman" style:font-size-complex="8pt"/>
    </style:style>
    <style:style style:name="MT3"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3"><text:span text:style-name="MT1">De Domingo Gonzalo, Guastadisegni Federico, Rodríguez Nahuel. 2015</text:span></text:span><text:span text:style-name="A3"><text:span text:style-name="MT2">. Análisis de Sistema</text:span></text:span><text:span text:style-name="A3"><text:span text:style-name="MT1">. Revista Latinoamericana de Ingeniería de Software, 1(1): 1-3, ISSN 2314-2642. </text:span></text:span><text:span text:style-name="Fuente_20_de_20_párrafo_20_predeter."><text:span text:style-name="MT1">P</text:span></text:span><text:span text:style-name="A3"><text:span text:style-name="MT1">royecto Software, Universidad Nacional de Lanús.</text:span></text:span></text:p>
        <text:p text:style-name="MP3"><text:span text:style-name="Fuente_20_de_20_párrafo_20_predeter."><text:span text:style-name="MT3"><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15-09-20T14:29:55.628000000</meta:creation-date>
    <meta:editing-cycles>39</meta:editing-cycles>
    <meta:editing-duration>PT1H31M49S</meta:editing-duration>
    <dc:date>2015-10-30T15:10:35.549000000</dc:date>
    <meta:document-statistic meta:table-count="1" meta:image-count="0" meta:object-count="0" meta:page-count="2" meta:paragraph-count="60" meta:word-count="775" meta:character-count="5237" meta:non-whitespace-character-count="45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